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4.727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4.86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1.685cm" fo:break-before="auto" style:use-optimal-row-height="false"/>
    </style:style>
    <style:style style:name="ro5" style:family="table-row">
      <style:table-row-properties style:row-height="1.307cm" fo:break-before="auto" style:use-optimal-row-height="tru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871cm" fo:break-before="auto" style:use-optimal-row-height="true"/>
    </style:style>
    <style:style style:name="ro10" style:family="table-row">
      <style:table-row-properties style:row-height="1.7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Default"/>
        <table:table-row table:style-name="ro2">
          <table:table-cell table:style-name="ce1" office:value-type="string">
            <text:p>Page impacté</text:p>
          </table:table-cell>
          <table:table-cell table:style-name="ce1" office:value-type="string">
            <text:p>Action utilisateur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Code javascript testé</text:p>
          </table:table-cell>
          <table:table-cell table:style-name="ce5"/>
        </table:table-row>
        <table:table-row table:style-name="ro4">
          <table:table-cell office:value-type="string">
            <text:p>Accueil</text:p>
          </table:table-cell>
          <table:table-cell table:style-name="ce2" office:value-type="string">
            <text:p>Aucun</text:p>
          </table:table-cell>
          <table:table-cell office:value-type="string">
            <text:p>Affichage liste caméras </text:p>
          </table:table-cell>
          <table:table-cell office:value-type="string">
            <text:p>Ligne 1 à 14 index.js</text:p>
          </table:table-cell>
          <table:table-cell/>
        </table:table-row>
        <table:table-row table:style-name="ro5">
          <table:table-cell office:value-type="string">
            <text:p>Accueil</text:p>
          </table:table-cell>
          <table:table-cell table:style-name="ce2" office:value-type="string">
            <text:p>Sélection d'un produit</text:p>
          </table:table-cell>
          <table:table-cell office:value-type="string">
            <text:p>Redirection sur page produit depuis la caméra sélectionnée</text:p>
          </table:table-cell>
          <table:table-cell office:value-type="string">
            <text:p>Ligne 9 à 11 index.js</text:p>
          </table:table-cell>
          <table:table-cell/>
        </table:table-row>
        <table:table-row table:style-name="ro5">
          <table:table-cell office:value-type="string">
            <text:p>Produit</text:p>
          </table:table-cell>
          <table:table-cell table:style-name="ce2" office:value-type="string">
            <text:p>Aucun</text:p>
          </table:table-cell>
          <table:table-cell office:value-type="string">
            <text:p>Affichage des informations de la camera sélectionnée sur la page d'accueil </text:p>
          </table:table-cell>
          <table:table-cell office:value-type="string">
            <text:p>Ligne 1 à 30 produit.js</text:p>
          </table:table-cell>
          <table:table-cell/>
        </table:table-row>
        <table:table-row table:style-name="ro6">
          <table:table-cell office:value-type="string">
            <text:p>Produit</text:p>
          </table:table-cell>
          <table:table-cell office:value-type="string">
            <text:p>Clicker sur la liste déroulante pour choisir la bonne lentille</text:p>
          </table:table-cell>
          <table:table-cell office:value-type="string">
            <text:p>Affichage de la liste des lentilles pour chaque camera </text:p>
          </table:table-cell>
          <table:table-cell table:style-name="ce2" office:value-type="string">
            <text:p>Ligne 16 à 19 produit.js</text:p>
          </table:table-cell>
          <table:table-cell/>
        </table:table-row>
        <table:table-row table:style-name="ro7">
          <table:table-cell office:value-type="string">
            <text:p>Produit</text:p>
          </table:table-cell>
          <table:table-cell table:style-name="ce2" office:value-type="string">
            <text:p>Clicker sur ajouter au panier</text:p>
          </table:table-cell>
          <table:table-cell office:value-type="string">
            <text:p>affichage d'un message d'ajout au panier</text:p>
          </table:table-cell>
          <table:table-cell office:value-type="string">
            <text:p>Ligne 36 à 46 produit.js Ligne 22 à 29 helper.js</text:p>
          </table:table-cell>
          <table:table-cell/>
        </table:table-row>
        <table:table-row table:style-name="ro8">
          <table:table-cell office:value-type="string">
            <text:p>Panier</text:p>
          </table:table-cell>
          <table:table-cell table:style-name="ce2" office:value-type="string">
            <text:p>Aucun</text:p>
          </table:table-cell>
          <table:table-cell office:value-type="string">
            <text:p>Affichage du panier selon les produits ajoutés et du formulaire à remplir</text:p>
          </table:table-cell>
          <table:table-cell table:style-name="ce2" office:value-type="string">
            <text:p>Ligne 1 à 37 panier.js</text:p>
          </table:table-cell>
          <table:table-cell/>
        </table:table-row>
        <table:table-row table:style-name="ro9">
          <table:table-cell office:value-type="string">
            <text:p>Panier</text:p>
          </table:table-cell>
          <table:table-cell office:value-type="string">
            <text:p>Clicker sur le bouton : vider le panier</text:p>
          </table:table-cell>
          <table:table-cell office:value-type="string">
            <text:p>Supprime les éléments du panier</text:p>
          </table:table-cell>
          <table:table-cell office:value-type="string">
            <text:p>Ligne 41 à 43 panier.js Ligne 34 à 37 helper.js</text:p>
          </table:table-cell>
          <table:table-cell/>
        </table:table-row>
        <table:table-row table:style-name="ro10">
          <table:table-cell office:value-type="string">
            <text:p>Panier</text:p>
          </table:table-cell>
          <table:table-cell office:value-type="string">
            <text:p>Remplir le formulaire</text:p>
          </table:table-cell>
          <table:table-cell table:style-name="ce4" office:value-type="string">
            <text:p>Le formulaire doit être entièrement complété pour <text:s/>pour pouvoir valider la commande </text:p>
          </table:table-cell>
          <table:table-cell office:value-type="string">
            <text:p>Ligne 7 à 16 panier.js <text:s/>Ligne 35 à 51 panier.html</text:p>
          </table:table-cell>
          <table:table-cell/>
        </table:table-row>
        <table:table-row table:style-name="ro9">
          <table:table-cell office:value-type="string">
            <text:p>Panier </text:p>
          </table:table-cell>
          <table:table-cell office:value-type="string">
            <text:p>Clicker sur le bouton : valider ma commande</text:p>
          </table:table-cell>
          <table:table-cell office:value-type="string">
            <text:p>Affichage du numéro de commande</text:p>
          </table:table-cell>
          <table:table-cell office:value-type="string">
            <text:p>Ligne 62 à 102 panier.js Ligne 48 panier.html</text:p>
          </table:table-cell>
          <table:table-cell/>
        </table:table-row>
        <table:table-row table:style-name="ro9">
          <table:table-cell table:number-columns-repeated="3"/>
          <table:table-cell table:style-name="Default"/>
          <table:table-cell/>
        </table:table-row>
        <table:table-row table:style-name="ro9">
          <table:table-cell table:number-columns-repeated="2"/>
          <table:table-cell table:style-name="Default" table:number-columns-repeated="2"/>
          <table:table-cell/>
        </table:table-row>
      </table:table>
      <table:table table:name="Feui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5">15/06/2021</text:date>, <text:time>16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Manguin</meta:initial-creator>
    <meta:creation-date>2021-05-15T16:49:45.88</meta:creation-date>
    <dc:date>2021-06-15T16:47:36.35</dc:date>
    <dc:creator>Valentin Manguin</dc:creator>
    <meta:editing-duration>PT2H3M23S</meta:editing-duration>
    <meta:editing-cycles>21</meta:editing-cycles>
    <meta:generator>OpenOffice/4.1.7$Win32 OpenOffice.org_project/417m1$Build-9800</meta:generator>
    <meta:document-statistic meta:table-count="3" meta:cell-count="40" meta:object-count="0"/>
  </office:meta>
</office:document-meta>
</file>